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55pt"/>
    </style:style>
    <style:style style:name="co2" style:family="table-column">
      <style:table-column-properties fo:break-before="auto" style:column-width="45.61pt"/>
    </style:style>
    <style:style style:name="co3" style:family="table-column">
      <style:table-column-properties fo:break-before="auto" style:column-width="51.11pt"/>
    </style:style>
    <style:style style:name="co4" style:family="table-column">
      <style:table-column-properties fo:break-before="auto" style:column-width="58.14pt"/>
    </style:style>
    <style:style style:name="co5" style:family="table-column">
      <style:table-column-properties fo:break-before="auto" style:column-width="78.49pt"/>
    </style:style>
    <style:style style:name="co6" style:family="table-column">
      <style:table-column-properties fo:break-before="auto" style:column-width="85.5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im3out" table:style-name="ta1">
        <table:shapes>
          <draw:frame draw:z-index="0" draw:style-name="gr1" draw:text-style-name="P1" svg:width="513.52pt" svg:height="255.23pt" svg:x="0pt" svg:y="314.73pt">
            <loext:p draw:notify-on-update-of-ranges="sim3out.A1:sim3out.A1 sim3out.A2:sim3out.A21 sim3out.C1:sim3out.C1 sim3out.C2:sim3out.C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15.91pt" svg:height="255.26pt" svg:x="0pt" svg:y="636.21pt">
            <loext:p draw:notify-on-update-of-ranges="sim3out.B1:sim3out.B1 sim3out.B2:sim3out.B21 sim3out.D1:sim3out.D1 sim3out.D2:sim3out.D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11.97pt" svg:height="255.09pt" svg:x="0pt" svg:y="919.9pt">
            <loext:p draw:notify-on-update-of-ranges="sim3out.E1:sim3out.E1 sim3out.E2:sim3out.E2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511.17pt" svg:height="255.23pt" svg:x="0pt" svg:y="1247.58pt">
            <loext:p draw:notify-on-update-of-ranges="sim3out.F1:sim3out.F1 sim3out.F2:sim3out.F2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 Ind</text:p>
          </table:table-cell>
          <table:table-cell office:value-type="string" calcext:value-type="string">
            <text:p>R Ind</text:p>
          </table:table-cell>
          <table:table-cell office:value-type="string" calcext:value-type="string">
            <text:p>S Crwd</text:p>
          </table:table-cell>
          <table:table-cell office:value-type="string" calcext:value-type="string">
            <text:p>R Crwd</text:p>
          </table:table-cell>
          <table:table-cell office:value-type="string" calcext:value-type="string">
            <text:p>S Improve</text:p>
          </table:table-cell>
          <table:table-cell office:value-type="string" calcext:value-type="string">
            <text:p>R Improv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9T21:03:57.028000000</dc:date>
    <meta:editing-duration>PT4M38S</meta:editing-duration>
    <meta:editing-cycles>1</meta:editing-cycles>
    <meta:document-statistic meta:table-count="1" meta:cell-count="126" meta:object-count="4"/>
    <meta:generator>LibreOffice/5.2.0.4$Windows_x86 LibreOffice_project/066b007f5ebcc236395c7d282ba488bca672026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svg:stroke-color="#004586"/>
    </style:style>
    <style:style style:name="ch9" style:family="chart" style:data-style-name="N0">
      <style:chart-properties chart:symbol-type="none" chart:link-data-style-to-source="true" chart:mean-valu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svg:stroke-color="#ff420e"/>
    </style:style>
    <style:style style:name="ch11" style:family="chart"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117cm" svg:height="9.005cm" xlink:href=".." xlink:type="simple" chart:class="chart:line" chart:style-name="ch1">
        <chart:legend chart:legend-position="end" svg:x="14.498cm" svg:y="3.456cm" style:legend-expansion="high" chart:style-name="ch2"/>
        <chart:plot-area chart:style-name="ch3" table:cell-range-address="sim3out.A1:sim3out.A21 sim3out.C1:sim3out.C21" chart:data-source-has-labels="row" svg:x="0.362cm" svg:y="0.18cm" svg:width="13.774cm" svg:height="8.645cm">
          <chartooo:coordinate-region svg:x="0.798cm" svg:y="0.379cm" svg:width="12.96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m3out.A2:sim3out.A21" chart:label-cell-address="sim3out.A1:sim3out.A1" chart:class="chart:line">
            <chart:mean-value chart:style-name="ch7"/>
            <chart:regression-curve chart:style-name="ch8"/>
            <chart:data-point chart:repeated="20"/>
          </chart:series>
          <chart:series chart:style-name="ch9" chart:values-cell-range-address="sim3out.C2:sim3out.C21" chart:label-cell-address="sim3out.C1:sim3out.C1" chart:class="chart:line">
            <chart:mean-value chart:style-name="ch10"/>
            <chart:regression-curve chart:style-name="ch11"/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 Ind</text:p>
                <draw:g>
                  <svg:desc>sim3out.A1:sim3out.A1</svg:desc>
                </draw:g>
              </table:table-cell>
              <table:table-cell office:value-type="string">
                <text:p>S Crwd</text:p>
                <draw:g>
                  <svg:desc>sim3out.C1:sim3ou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sim3out.A2:sim3out.A21</svg:desc>
                </draw:g>
              </table:table-cell>
              <table:table-cell office:value-type="float" office:value="12">
                <text:p>12</text:p>
                <draw:g>
                  <svg:desc>sim3out.C2:sim3out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svg:stroke-color="#004586"/>
    </style:style>
    <style:style style:name="ch9" style:family="chart" style:data-style-name="N0">
      <style:chart-properties chart:symbol-type="none" chart:link-data-style-to-source="true" chart:mean-valu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svg:stroke-color="#ff420e"/>
    </style:style>
    <style:style style:name="ch11" style:family="chart"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201cm" svg:height="9.006cm" xlink:href=".." xlink:type="simple" chart:class="chart:line" chart:style-name="ch1">
        <chart:legend chart:legend-position="end" svg:x="14.582cm" svg:y="3.457cm" style:legend-expansion="high" chart:style-name="ch2"/>
        <chart:plot-area chart:style-name="ch3" table:cell-range-address="sim3out.B1:sim3out.B21 sim3out.D1:sim3out.D21" chart:data-source-has-labels="row" svg:x="0.364cm" svg:y="0.18cm" svg:width="13.854cm" svg:height="8.646cm">
          <chartooo:coordinate-region svg:x="0.985cm" svg:y="0.379cm" svg:width="13.047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m3out.B2:sim3out.B21" chart:label-cell-address="sim3out.B1:sim3out.B1" chart:class="chart:line">
            <chart:mean-value chart:style-name="ch7"/>
            <chart:regression-curve chart:style-name="ch8"/>
            <chart:data-point chart:repeated="20"/>
          </chart:series>
          <chart:series chart:style-name="ch9" chart:values-cell-range-address="sim3out.D2:sim3out.D21" chart:label-cell-address="sim3out.D1:sim3out.D1" chart:class="chart:line">
            <chart:mean-value chart:style-name="ch10"/>
            <chart:regression-curve chart:style-name="ch11"/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 Ind</text:p>
                <draw:g>
                  <svg:desc>sim3out.B1:sim3out.B1</svg:desc>
                </draw:g>
              </table:table-cell>
              <table:table-cell office:value-type="string">
                <text:p>R Crwd</text:p>
                <draw:g>
                  <svg:desc>sim3out.D1:sim3ou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">
                <text:p>39</text:p>
                <draw:g>
                  <svg:desc>sim3out.B2:sim3out.B21</svg:desc>
                </draw:g>
              </table:table-cell>
              <table:table-cell office:value-type="float" office:value="38">
                <text:p>38</text:p>
                <draw:g>
                  <svg:desc>sim3out.D2:sim3out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">
                <text:p>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">
                <text:p>41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62cm" svg:height="9cm" xlink:href=".." xlink:type="simple" chart:class="chart:line" chart:style-name="ch1">
        <chart:legend chart:legend-position="end" svg:x="14.046cm" svg:y="3.952cm" style:legend-expansion="high" chart:style-name="ch2"/>
        <chart:plot-area chart:style-name="ch3" table:cell-range-address="sim3out.E1:sim3out.E21" chart:data-source-has-labels="row" svg:x="0.361cm" svg:y="0.18cm" svg:width="13.324cm" svg:height="8.64cm">
          <chartooo:coordinate-region svg:x="0.903cm" svg:y="0.379cm" svg:width="12.59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m3out.E2:sim3out.E21" chart:label-cell-address="sim3out.E1:sim3out.E1" chart:class="chart:line">
            <chart:mean-value chart:style-name="ch7"/>
            <chart:regression-curve chart:style-name="ch8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 Improve</text:p>
                <draw:g>
                  <svg:desc>sim3out.E1:sim3out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im3out.E2:sim3out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34cm" svg:height="9.005cm" xlink:href=".." xlink:type="simple" chart:class="chart:line" chart:style-name="ch1">
        <chart:legend chart:legend-position="end" svg:x="14.018cm" svg:y="3.954cm" style:legend-expansion="high" chart:style-name="ch2"/>
        <chart:plot-area chart:style-name="ch3" table:cell-range-address="sim3out.F1:sim3out.F21" chart:data-source-has-labels="row" svg:x="0.36cm" svg:y="0.18cm" svg:width="13.298cm" svg:height="8.645cm">
          <chartooo:coordinate-region svg:x="1.087cm" svg:y="0.379cm" svg:width="12.384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m3out.F2:sim3out.F21" chart:label-cell-address="sim3out.F1:sim3out.F1" chart:class="chart:line">
            <chart:mean-value chart:style-name="ch7"/>
            <chart:regression-curve chart:style-name="ch8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 Improve</text:p>
                <draw:g>
                  <svg:desc>sim3out.F1:sim3out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im3out.F2:sim3out.F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">
                <text:p>-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